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5pt" style:text-underline-style="solid" style:text-underline-width="auto" style:text-underline-color="font-color" fo:font-weight="bold" officeooo:rsid="0015e598" officeooo:paragraph-rsid="0015e598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style:font-name="Verdana" fo:font-size="13pt" style:text-underline-style="none" fo:font-weight="normal" officeooo:rsid="0015e598" officeooo:paragraph-rsid="0015e598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text-properties style:font-name="Verdana" fo:font-size="13pt" style:text-underline-style="none" fo:font-weight="normal" officeooo:rsid="0015e598" officeooo:paragraph-rsid="0015e598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text-properties style:font-name="Verdana" fo:font-size="13pt" style:text-underline-style="none" fo:font-weight="normal" officeooo:rsid="00170eac" officeooo:paragraph-rsid="00170eac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style:font-name="Verdana" fo:font-size="13pt" style:text-underline-style="none" fo:font-weight="normal" officeooo:rsid="00170eac" officeooo:paragraph-rsid="00170eac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3pt" style:text-underline-style="none" fo:font-weight="normal" officeooo:rsid="00170eac" officeooo:paragraph-rsid="00170eac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Verdana" fo:font-size="13pt" style:text-underline-style="none" fo:font-weight="normal" officeooo:rsid="00170eac" officeooo:paragraph-rsid="00170eac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Verdana" fo:font-size="13pt" style:text-underline-style="none" fo:font-weight="normal" officeooo:rsid="0017728d" officeooo:paragraph-rsid="0017728d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3pt" style:text-underline-style="none" fo:font-weight="normal" officeooo:rsid="0017728d" officeooo:paragraph-rsid="0017728d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Verdana" fo:font-size="13pt" style:text-underline-style="none" fo:font-weight="normal" officeooo:rsid="0017728d" officeooo:paragraph-rsid="0017728d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Verdana" fo:font-size="13pt" style:text-underline-style="none" fo:font-weight="normal" officeooo:rsid="00191ecd" officeooo:paragraph-rsid="00191ecd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3pt" style:text-underline-style="none" fo:font-weight="normal" officeooo:rsid="00191ecd" officeooo:paragraph-rsid="00191ecd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Verdana" fo:font-size="13pt" style:text-underline-style="none" fo:font-weight="normal" officeooo:rsid="001b241b" officeooo:paragraph-rsid="001b241b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Verdana" fo:font-size="13pt" style:text-underline-style="none" fo:font-weight="normal" officeooo:rsid="001b469e" officeooo:paragraph-rsid="001b469e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style:font-name="Verdana" fo:font-size="13pt" style:text-underline-style="none" fo:font-weight="bold" officeooo:rsid="0015e598" officeooo:paragraph-rsid="0015e598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3pt" style:text-underline-style="none" fo:font-weight="bold" officeooo:rsid="00170eac" officeooo:paragraph-rsid="0017728d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3pt" style:text-underline-style="none" fo:font-weight="bold" officeooo:rsid="001b241b" officeooo:paragraph-rsid="001b241b" style:font-size-asian="11.3500003814697pt" style:font-weight-asian="bold" style:font-size-complex="13pt" style:font-weight-complex="bold"/>
    </style:style>
    <style:style style:name="T1" style:family="text">
      <style:text-properties officeooo:rsid="00170eac"/>
    </style:style>
    <style:style style:name="T2" style:family="text">
      <style:text-properties officeooo:rsid="0017728d"/>
    </style:style>
    <style:style style:name="T3" style:family="text">
      <style:text-properties fo:font-weight="normal" officeooo:rsid="0017728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– Ejercicios teóricos UD. 2<text:tab/><text:tab/><text:tab/><text:tab/></text:p>
      <text:p text:style-name="P2"/>
      <text:p text:style-name="P15">10.</text:p>
      <text:p text:style-name="P2"/>
      <text:list xml:id="list2983677065" text:style-name="L1">
        <text:list-item>
          <text:p text:style-name="P3">123456/10=12345</text:p>
        </text:list-item>
        <text:list-item>
          <text:p text:style-name="P3">123456/100=1234</text:p>
        </text:list-item>
        <text:list-item>
          <text:p text:style-name="P3">123456/1000=123</text:p>
        </text:list-item>
        <text:list-item>
          <text:p text:style-name="P3">123456/10000=12</text:p>
        </text:list-item>
        <text:list-item>
          <text:p text:style-name="P3">123456%10=<text:span text:style-name="T1">6</text:span></text:p>
        </text:list-item>
        <text:list-item>
          <text:p text:style-name="P4">123456%100=56</text:p>
        </text:list-item>
        <text:list-item>
          <text:p text:style-name="P4">123456%1000=456</text:p>
        </text:list-item>
        <text:list-item>
          <text:p text:style-name="P4">123456%10000=3456</text:p>
        </text:list-item>
      </text:list>
      <text:p text:style-name="P5"/>
      <text:p text:style-name="P6">A la vista de los resultados obtenidos podemos concluir que, las expresiones 1-4 son para hacer una división y que nos muestre el cociente de esa división, y las expresiones 5-8 son para mostrar el resto de la división.</text:p>
      <text:p text:style-name="P6"/>
      <text:p text:style-name="P16">11. <text:span text:style-name="T2">a=5, b=3</text:span></text:p>
      <text:p text:style-name="P6"/>
      <text:p text:style-name="P6">a)</text:p>
      <text:list xml:id="list2118897604" text:style-name="L2">
        <text:list-item>
          <text:p text:style-name="P7">3/4*(a*a-b)=<text:span text:style-name="T2">7,5</text:span></text:p>
        </text:list-item>
        <text:list-item>
          <text:p text:style-name="P8">a/b*1000+304=2173,33333</text:p>
        </text:list-item>
        <text:list-item>
          <text:p text:style-name="P8">(100/a+b/2)*5=31,25</text:p>
        </text:list-item>
      </text:list>
      <text:p text:style-name="P9">b)</text:p>
      <text:list xml:id="list2890682180" text:style-name="L3">
        <text:list-item>
          <text:p text:style-name="P10">3/4*((a*a)-b)=16,5</text:p>
        </text:list-item>
        <text:list-item>
          <text:p text:style-name="P10">((a/b)*1000)+304=1970,6666666666667</text:p>
        </text:list-item>
        <text:list-item>
          <text:p text:style-name="P11">((100/a)+(b/2))*5</text:p>
        </text:list-item>
      </text:list>
      <text:p text:style-name="P12"/>
      <text:p text:style-name="P17">12. cont=10,limite=20</text:p>
      <text:p text:style-name="P17"/>
      <text:list xml:id="list1975453948" text:style-name="L4">
        <text:list-item>
          <text:p text:style-name="P13">false</text:p>
        </text:list-item>
        <text:list-item>
          <text:p text:style-name="P13">true</text:p>
        </text:list-item>
        <text:list-item>
          <text:p text:style-name="P14">false</text:p>
        </text:list-item>
        <text:list-item>
          <text:p text:style-name="P14">true</text:p>
        </text:list-item>
        <text:list-item>
          <text:p text:style-name="P14">false</text:p>
        </text:list-item>
        <text:list-item>
          <text:p text:style-name="P14">fals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5:35:27.142000000</meta:creation-date>
    <dc:date>2020-11-18T00:21:48.819000000</dc:date>
    <meta:editing-duration>PT15M5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7" meta:word-count="92" meta:character-count="614" meta:non-whitespace-character-count="564"/>
  </office:meta>
</office:document-meta>
</file>